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width="0cm" svg:stroke-color="#808080" draw:marker-start-width="0.2cm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2" style:family="graphic" style:parent-style-name="standard" style:list-style-name="L1">
      <style:graphic-properties svg:stroke-width="0cm" svg:stroke-color="#808080" draw:marker-start="" draw:marker-start-width="0.2cm" draw:marker-end="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33a3a3" draw:marker-start="Symmetric_20_Arrow" draw:marker-start-width="0.356cm" draw:marker-end="Symmetric_20_Arrow" draw:marker-end-width="0.356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33a3a3" draw:marker-start-width="0.356cm" draw:marker-end-width="0.356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" style:family="graphic" style:parent-style-name="standard">
      <style:graphic-properties draw:marker-start="Symmetric_20_Arrow" draw:marker-end="Symmetric_20_Arrow" draw:textarea-vertical-align="middle"/>
    </style:style>
    <style:style style:name="gr13" style:family="graphic" style:parent-style-name="standard" style:list-style-name="L1">
      <style:graphic-properties svg:stroke-width="0cm" svg:stroke-color="#808080" draw:marker-start-width="0.2cm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14" style:family="graphic" style:parent-style-name="standard" style:list-style-name="L1">
      <style:graphic-properties svg:stroke-width="0cm" svg:stroke-color="#808080" draw:marker-start-width="0.2cm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15" style:family="graphic" style:parent-style-name="standard" style:list-style-name="L1">
      <style:graphic-properties svg:stroke-width="0cm" svg:stroke-color="#808080" draw:marker-start-width="0.2cm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16" style:family="graphic" style:parent-style-name="standard" style:list-style-name="L1">
      <style:graphic-properties svg:stroke-width="0cm" svg:stroke-color="#808080" draw:marker-start="" draw:marker-start-width="0.2cm" draw:marker-end="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17" style:family="graphic" style:parent-style-name="standard" style:list-style-name="L1">
      <style:graphic-properties svg:stroke-width="0cm" svg:stroke-color="#808080" draw:marker-start="" draw:marker-start-width="0.2cm" draw:marker-end="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18" style:family="graphic" style:parent-style-name="standard" style:list-style-name="L1">
      <style:graphic-properties svg:stroke-width="0cm" svg:stroke-color="#808080" draw:marker-start="" draw:marker-start-width="0.2cm" draw:marker-end="" draw:marker-end-width="0.2cm" draw:fill-color="#e6e6e6" draw:textarea-horizontal-align="justify" draw:textarea-vertical-align="middle" draw:auto-grow-height="false" fo:padding-top="0.124cm" fo:padding-bottom="0.124cm" fo:padding-left="0.249cm" fo:padding-right="0.249cm"/>
    </style:style>
    <style:style style:name="gr19" style:family="graphic" style:parent-style-name="standard">
      <style:graphic-properties draw:fill-color="#ff8080" draw:opacity="50%" draw:textarea-horizontal-align="justify" draw:textarea-vertical-align="middle" draw:auto-grow-height="false" fo:min-height="0cm" fo:min-width="0cm" draw:shadow-opacity="50%"/>
    </style:style>
    <style:style style:name="gr2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1" style:family="graphic" style:parent-style-name="standard">
      <style:graphic-properties draw:fill-color="#e6e64c" draw:opacity="20%" draw:textarea-vertical-align="middle" draw:shadow-opacity="20%"/>
    </style:style>
    <style:style style:name="P1" style:family="paragraph">
      <style:paragraph-properties fo:text-align="center"/>
      <style:text-properties fo:font-family="'Liberation Sans'" style:font-family-generic="roman" style:font-pitch="variable" fo:font-size="11pt" fo:font-weight="normal" style:letter-kerning="true" style:font-family-asian="'WenQuanYi Micro Hei'" style:font-family-generic-asian="system" style:font-pitch-asian="variable" style:font-size-asian="14pt" style:font-family-complex="'Lohit Hindi'" style:font-family-generic-complex="system" style:font-pitch-complex="variable" style:font-size-complex="14pt"/>
    </style:style>
    <style:style style:name="P2" style:family="paragraph">
      <style:paragraph-properties fo:text-align="center"/>
      <style:text-properties fo:font-size="11pt" style:font-size-asian="14pt" style:font-size-complex="14pt"/>
    </style:style>
    <style:style style:name="P3" style:family="paragraph">
      <style:paragraph-properties fo:text-align="center"/>
      <style:text-properties fo:font-size="11pt"/>
    </style:style>
    <style:style style:name="P4" style:family="paragraph">
      <style:paragraph-properties fo:text-align="start"/>
      <style:text-properties fo:font-size="11pt" style:font-size-asian="14pt" style:font-size-complex="14pt"/>
    </style:style>
    <style:style style:name="P5" style:family="paragraph">
      <style:paragraph-properties fo:text-align="center"/>
      <style:text-properties fo:font-family="Sawasdee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family="Sawasdee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family="Sawasdee" style:font-style-name="Bold" style:font-pitch="variable" fo:font-size="14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line-height="150%" fo:text-align="center"/>
      <style:text-properties fo:font-family="'Liberation Sans'" style:font-family-generic="roman" style:font-pitch="variable" fo:font-size="11pt" fo:font-weight="normal" style:letter-kerning="true" style:font-family-asian="'WenQuanYi Micro Hei'" style:font-family-generic-asian="system" style:font-pitch-asian="variable" style:font-size-asian="14pt" style:font-family-complex="'Lohit Hindi'" style:font-family-generic-complex="system" style:font-pitch-complex="variable" style:font-size-complex="14pt"/>
    </style:style>
    <style:style style:name="P10" style:family="paragraph">
      <style:paragraph-properties fo:text-align="start"/>
      <style:text-properties fo:font-family="'Liberation Sans'" style:font-family-generic="roman" style:font-pitch="variable" fo:font-size="12pt" style:letter-kerning="true" style:font-family-asian="'WenQuanYi Micro Hei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family="Sawasdee" style:font-pitch="variable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8" draw:id="id28" draw:layer="layout" svg:width="2.528cm" svg:height="0.83cm" svg:x="3.947cm" svg:y="11.271cm">
          <text:p text:style-name="P1">Uso=hog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2.868cm" svg:height="0.83cm" svg:x="8.112cm" svg:y="11.271cm">
          <text:p text:style-name="P1">uso=profesio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.895cm" svg:height="1.142cm" svg:x="1.381cm" svg:y="12.84cm">
          <text:p text:style-name="P2">A3=no</text:p>
          <text:p text:style-name="P2">duplex=no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368cm" svg:height="2.283cm" svg:x="4.034cm" svg:y="12.743cm">
          <text:p text:style-name="P2">Escanea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5.211cm" svg:y1="12.101cm" svg:x2="2.328cm" svg:y2="12.84cm" draw:end-shape="id1" draw:end-glue-point="0" svg:d="m5211 12101-2883 739">
          <text:p/>
        </draw:connector>
        <draw:connector draw:style-name="gr5" draw:text-style-name="P3" draw:layer="layout" draw:type="line" svg:x1="5.211cm" svg:y1="12.101cm" svg:x2="5.218cm" svg:y2="12.743cm" draw:end-shape="id2" draw:end-glue-point="4" svg:d="m5211 12101 7 642">
          <text:p/>
        </draw:connector>
        <draw:custom-shape draw:style-name="gr3" draw:text-style-name="P4" xml:id="id4" draw:id="id4" draw:layer="layout" svg:width="4.076cm" svg:height="2.17cm" svg:x="1cm" svg:y="17.09cm">
          <text:p text:style-name="P4">tipo=multifuncion</text:p>
          <text:p text:style-name="P4">funciones= imprimir</text:p>
          <text:p text:style-name="P4"><text:s/>copiar escanear </text:p>
          <text:p text:style-name="P4">tecnology=inkjet/laser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368cm" svg:height="2.283cm" svg:x="7.391cm" svg:y="17.126cm">
          <text:p text:style-name="P2">movilida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6.402cm" svg:y1="13.885cm" svg:x2="8.575cm" svg:y2="17.126cm" draw:start-shape="id2" draw:start-glue-point="7" draw:end-shape="id3" draw:end-glue-point="4" svg:d="m6402 13885 2173 3241">
          <text:p/>
        </draw:connector>
        <draw:connector draw:style-name="gr7" draw:text-style-name="P3" draw:layer="layout" draw:type="line" svg:x1="4.034cm" svg:y1="13.885cm" svg:x2="3.038cm" svg:y2="17.09cm" draw:start-shape="id2" draw:start-glue-point="5" draw:end-shape="id4" svg:d="m4034 13885-996 3205">
          <text:p/>
        </draw:connector>
        <draw:custom-shape draw:style-name="gr3" draw:text-style-name="P2" xml:id="id5" draw:id="id5" draw:layer="layout" svg:width="3.031cm" svg:height="0.56cm" svg:x="4.297cm" svg:y="20.22cm">
          <text:p text:style-name="P2">tipo=impresor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391cm" svg:y1="18.268cm" svg:x2="5.812cm" svg:y2="20.22cm" draw:start-shape="id3" draw:start-glue-point="5" draw:end-shape="id5" draw:end-glue-point="0" svg:d="m7391 18268-1579 1952">
          <text:p/>
        </draw:connector>
        <draw:custom-shape draw:style-name="gr8" draw:text-style-name="P2" xml:id="id6" draw:id="id6" draw:layer="layout" svg:width="2.368cm" svg:height="2.282cm" svg:x="9.555cm" svg:y="19.496cm">
          <text:p text:style-name="P2">col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9.759cm" svg:y1="18.268cm" svg:x2="10.739cm" svg:y2="19.496cm" draw:start-shape="id3" draw:start-glue-point="7" draw:end-shape="id6" svg:d="m9759 18268 980 1228">
          <text:p/>
        </draw:connector>
        <draw:custom-shape draw:style-name="gr4" draw:text-style-name="P2" xml:id="id12" draw:id="id12" draw:layer="layout" svg:width="2.368cm" svg:height="2.283cm" svg:x="7.392cm" svg:y="17.126cm">
          <text:p text:style-name="P2">movilida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8" draw:id="id8" draw:layer="layout" svg:width="2.368cm" svg:height="2.283cm" svg:x="11.145cm" svg:y="12.616cm">
          <text:p text:style-name="P2">fax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0" draw:id="id10" draw:layer="layout" svg:width="2.369cm" svg:height="2.282cm" svg:x="9.704cm" svg:y="14.614cm">
          <text:p text:style-name="P2">Escanea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9.546cm" svg:y1="12.101cm" svg:x2="12.329cm" svg:y2="12.616cm" draw:start-shape="id7" draw:start-glue-point="2" draw:end-shape="id8" draw:end-glue-point="4" svg:d="m9546 12101 2783 515">
          <text:p/>
        </draw:connector>
        <draw:custom-shape draw:style-name="gr3" draw:text-style-name="P2" xml:id="id9" draw:id="id9" draw:layer="layout" svg:width="1.895cm" svg:height="1.141cm" svg:x="7.199cm" svg:y="12.76cm">
          <text:p text:style-name="P2">A3=?</text:p>
          <text:p text:style-name="P2">duplex=n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546cm" svg:y1="12.101cm" svg:x2="8.146cm" svg:y2="12.76cm" draw:start-shape="id7" draw:start-glue-point="2" draw:end-shape="id9" draw:end-glue-point="0" svg:d="m9546 12101-1400 659">
          <text:p/>
        </draw:connector>
        <draw:connector draw:style-name="gr6" draw:text-style-name="P3" draw:layer="layout" draw:type="line" svg:x1="11.145cm" svg:y1="13.758cm" svg:x2="10.889cm" svg:y2="14.614cm" draw:start-shape="id8" draw:start-glue-point="5" draw:end-shape="id10" draw:end-glue-point="4" svg:d="m11145 13758-256 856">
          <text:p/>
        </draw:connector>
        <draw:connector draw:style-name="gr5" draw:text-style-name="P3" xml:id="id11" draw:id="id11" draw:layer="layout" draw:type="line" svg:x1="9.704cm" svg:y1="15.755cm" svg:x2="9.704cm" svg:y2="15.755cm" draw:start-shape="id10" draw:start-glue-point="5" draw:end-shape="id10" draw:end-glue-point="5" svg:d="m9704 15755">
          <text:p/>
        </draw:connector>
        <draw:connector draw:style-name="gr6" draw:text-style-name="P3" draw:layer="layout" draw:type="line" svg:x1="9.704cm" svg:y1="15.755cm" svg:x2="8.576cm" svg:y2="17.126cm" draw:start-shape="id11" draw:start-glue-point="0" draw:end-shape="id12" draw:end-glue-point="4" svg:d="m9704 15755-1128 1371">
          <text:p/>
        </draw:connector>
        <draw:custom-shape draw:style-name="gr3" draw:text-style-name="P2" draw:layer="layout" svg:width="3.032cm" svg:height="0.676cm" svg:x="6.66cm" svg:y="15.748cm">
          <text:p text:style-name="P2">funcion=imprimi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2.073cm" svg:y1="15.755cm" svg:x2="16.662cm" svg:y2="20.562cm" draw:start-shape="id10" draw:start-glue-point="7" draw:end-shape="id13" draw:end-glue-point="4" svg:d="m12073 15755 4589 4807">
          <text:p/>
        </draw:connector>
        <draw:connector draw:style-name="gr7" draw:text-style-name="P3" draw:layer="layout" draw:type="line" svg:x1="13.513cm" svg:y1="13.758cm" svg:x2="16.662cm" svg:y2="20.562cm" draw:start-shape="id8" draw:start-glue-point="7" draw:end-shape="id13" draw:end-glue-point="4" svg:d="m13513 13758 3149 6804">
          <text:p/>
        </draw:connector>
        <draw:custom-shape draw:style-name="gr3" draw:text-style-name="P2" xml:id="id14" draw:id="id14" draw:layer="layout" svg:width="4.36cm" svg:height="0.56cm" svg:x="5.9cm" svg:y="22.636cm">
          <text:p text:style-name="P2">tecnologia=inkjet/térmic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555cm" svg:y1="20.637cm" svg:x2="8.08cm" svg:y2="22.636cm" draw:start-shape="id6" draw:start-glue-point="5" draw:end-shape="id14" draw:end-glue-point="0" svg:d="m9555 20637-1475 1999">
          <text:p/>
        </draw:connector>
        <draw:connector draw:style-name="gr7" draw:text-style-name="P3" draw:layer="layout" draw:type="line" svg:x1="11.923cm" svg:y1="20.637cm" svg:x2="12.56cm" svg:y2="22.084cm" draw:start-shape="id6" draw:start-glue-point="7" draw:end-shape="id15" svg:d="m11923 20637 637 1447">
          <text:p/>
        </draw:connector>
        <draw:custom-shape draw:style-name="gr8" draw:text-style-name="P2" xml:id="id13" draw:id="id13" draw:layer="layout" svg:width="2.368cm" svg:height="2.282cm" svg:x="15.478cm" svg:y="20.562cm">
          <text:p text:style-name="P2">Vol &gt;8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3.62cm" svg:height="2.387cm" svg:x="13.487cm" svg:y="14.176cm">
          <text:p text:style-name="P4">tipo=multifuncion</text:p>
          <text:p text:style-name="P4">funciones= imprimir</text:p>
          <text:p text:style-name="P4"><text:s/>copiar escanear</text:p>
          <text:p text:style-name="P4"><text:s/>fax</text:p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62cm" svg:height="1.94cm" svg:x="11.303cm" svg:y="16.927cm">
          <text:p text:style-name="P4">tipo=multifuncion</text:p>
          <text:p text:style-name="P4">funciones= imprimir</text:p>
          <text:p text:style-name="P4"><text:s/>copiar escanear </text:p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032cm" svg:height="0.559cm" svg:x="17.891cm" svg:y="24.825cm">
          <text:p text:style-name="P2">tecnologia=las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7.846cm" svg:y1="21.703cm" svg:x2="19.407cm" svg:y2="24.825cm" draw:start-shape="id13" draw:start-glue-point="7" draw:end-shape="id16" draw:end-glue-point="0" svg:d="m17846 21703 1561 3122">
          <text:p/>
        </draw:connector>
        <draw:custom-shape draw:style-name="gr3" draw:text-style-name="P2" xml:id="id17" draw:id="id17" draw:layer="layout" svg:width="3.916cm" svg:height="0.56cm" svg:x="12.811cm" svg:y="25.003cm">
          <text:p text:style-name="P2">tecnologia=inkjet las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5.478cm" svg:y1="21.703cm" svg:x2="14.769cm" svg:y2="25.003cm" draw:start-shape="id13" draw:start-glue-point="5" draw:end-shape="id17" draw:end-glue-point="0" svg:d="m15478 21703-709 3300">
          <text:p/>
        </draw:connector>
        <draw:custom-shape draw:style-name="gr3" draw:text-style-name="P2" xml:id="id15" draw:id="id15" draw:layer="layout" svg:width="3.032cm" svg:height="0.496cm" svg:x="11.044cm" svg:y="22.084cm">
          <text:p text:style-name="P2">tecnologia=inkjet</text:p>
          <draw:enhanced-geometry svg:viewBox="0 0 21600 21600" draw:type="rectangle" draw:enhanced-path="M 0 0 L 21600 0 21600 21600 0 21600 0 0 Z N"/>
        </draw:custom-shape>
        <draw:custom-shape draw:style-name="gr9" draw:text-style-name="P6" xml:id="id19" draw:id="id19" draw:layer="layout" svg:width="5.08cm" svg:height="1.397cm" svg:x="31.659cm" svg:y="3.286cm">
          <text:p text:style-name="P5"><text:span text:style-name="T1">Volumen mensu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8" draw:id="id18" draw:layer="layout" svg:width="3.389cm" svg:height="1.016cm" svg:x="25.145cm" svg:y="6.334cm">
          <text:p text:style-name="P7">hog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0" draw:id="id20" draw:layer="layout" svg:width="3.389cm" svg:height="1.016cm" svg:x="28.825cm" svg:y="6.334cm">
          <text:p text:style-name="P7">profesio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1" draw:id="id21" draw:layer="layout" svg:width="3.389cm" svg:height="1.016cm" svg:x="32.505cm" svg:y="6.334cm">
          <text:p text:style-name="P7">py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2" draw:id="id22" draw:layer="layout" svg:width="3.389cm" svg:height="1.016cm" svg:x="36.11cm" svg:y="6.334cm">
          <text:p text:style-name="P7">pyme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3" draw:id="id23" draw:layer="layout" svg:width="3.389cm" svg:height="1.016cm" svg:x="39.79cm" svg:y="6.334cm">
          <text:p text:style-name="P7">corporat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draw:type="lines" draw:line-skew="-0.338cm 0.211cm" svg:x1="26.839cm" svg:y1="6.334cm" svg:x2="34.199cm" svg:y2="4.683cm" draw:start-shape="id18" draw:start-glue-point="0" draw:end-shape="id19" draw:end-glue-point="2" svg:d="m26839 6334v-889h7360v-762">
          <text:p/>
        </draw:connector>
        <draw:connector draw:style-name="gr12" draw:text-style-name="P8" draw:layer="layout" draw:line-skew="-0.064cm" svg:x1="30.519cm" svg:y1="6.334cm" svg:x2="34.199cm" svg:y2="4.683cm" draw:start-shape="id20" draw:start-glue-point="0" draw:end-shape="id19" draw:end-glue-point="2" svg:d="m30519 6334v-889h3680v-762">
          <text:p/>
        </draw:connector>
        <draw:connector draw:style-name="gr12" draw:text-style-name="P8" draw:layer="layout" svg:x1="34.199cm" svg:y1="6.334cm" svg:x2="34.199cm" svg:y2="4.683cm" draw:start-shape="id21" draw:start-glue-point="0" draw:end-shape="id19" draw:end-glue-point="2" svg:d="m34199 6334v-1651">
          <text:p/>
        </draw:connector>
        <draw:connector draw:style-name="gr12" draw:text-style-name="P8" draw:layer="layout" draw:line-skew="-0.064cm" svg:x1="37.804cm" svg:y1="6.334cm" svg:x2="34.199cm" svg:y2="4.683cm" draw:start-shape="id22" draw:start-glue-point="0" draw:end-shape="id19" draw:end-glue-point="2" svg:d="m37804 6334v-889h-3605v-762">
          <text:p/>
        </draw:connector>
        <draw:connector draw:style-name="gr12" draw:text-style-name="P8" draw:layer="layout" draw:line-skew="-0.064cm" svg:x1="41.484cm" svg:y1="6.334cm" svg:x2="34.199cm" svg:y2="4.683cm" draw:start-shape="id23" draw:start-glue-point="0" draw:end-shape="id19" draw:end-glue-point="2" svg:d="m41484 6334v-889h-7285v-762">
          <text:p/>
        </draw:connector>
        <draw:custom-shape draw:style-name="gr10" draw:text-style-name="P7" draw:layer="layout" svg:width="3.389cm" svg:height="1.016cm" svg:x="25.146cm" svg:y="6.334cm">
          <text:p text:style-name="P7">hog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9" draw:id="id29" draw:layer="layout" svg:width="2.667cm" svg:height="0.762cm" svg:x="6.969cm" svg:y="4.54cm">
          <text:p text:style-name="P9">Paginas=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0" draw:id="id30" draw:layer="layout" svg:width="2.528cm" svg:height="0.83cm" svg:x="10.779cm" svg:y="4.541cm">
          <text:p text:style-name="P1">Grupo=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2" draw:id="id32" draw:layer="layout" svg:width="2.528cm" svg:height="0.83cm" svg:x="14.279cm" svg:y="4.541cm">
          <text:p text:style-name="P1">Color=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xml:id="id24" draw:id="id24" draw:layer="layout" svg:width="5.842cm" svg:height="2.667cm" svg:x="9.153cm" svg:y="6.607cm">
          <text:p text:style-name="P10"><text:span text:style-name="T2">Volumen=max(pag,f(grupo)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5" draw:id="id25" draw:layer="layout" svg:width="2.528cm" svg:height="0.83cm" svg:x="11.676cm" svg:y="11.271cm">
          <text:p text:style-name="P1">uso=py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26" draw:id="id26" draw:layer="layout" svg:width="2.528cm" svg:height="0.83cm" svg:x="14.803cm" svg:y="11.271cm">
          <text:p text:style-name="P1">uso=pyme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7" draw:id="id27" draw:layer="layout" svg:width="2.84cm" svg:height="0.83cm" svg:x="17.891cm" svg:y="11.271cm">
          <text:p text:style-name="P1">uso=corporat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10.487cm" svg:y1="9.274cm" svg:x2="9.546cm" svg:y2="11.271cm" draw:start-shape="id24" draw:start-glue-point="6" draw:end-shape="id7" draw:end-glue-point="0" svg:d="m10487 9274-941 1997">
          <text:p/>
        </draw:connector>
        <draw:connector draw:style-name="gr5" draw:text-style-name="P8" draw:layer="layout" draw:type="line" svg:x1="12.074cm" svg:y1="9.274cm" svg:x2="12.94cm" svg:y2="11.271cm" draw:start-shape="id24" draw:start-glue-point="2" draw:end-shape="id25" draw:end-glue-point="0" svg:d="m12074 9274 866 1997">
          <text:p/>
        </draw:connector>
        <draw:connector draw:style-name="gr5" draw:text-style-name="P8" draw:layer="layout" draw:type="line" svg:x1="14.995cm" svg:y1="7.94cm" svg:x2="16.067cm" svg:y2="11.271cm" draw:start-shape="id24" draw:end-shape="id26" draw:end-glue-point="0" svg:d="m14995 7940 1072 3331">
          <text:p/>
        </draw:connector>
        <draw:connector draw:style-name="gr5" draw:text-style-name="P8" draw:layer="layout" draw:type="line" svg:x1="14.995cm" svg:y1="7.941cm" svg:x2="19.311cm" svg:y2="11.271cm" draw:start-shape="id24" draw:start-glue-point="7" draw:end-shape="id27" draw:end-glue-point="0" svg:d="m14995 7941 4316 3330">
          <text:p/>
        </draw:connector>
        <draw:connector draw:style-name="gr5" draw:text-style-name="P8" draw:layer="layout" draw:type="line" svg:x1="9.153cm" svg:y1="7.941cm" svg:x2="5.211cm" svg:y2="11.271cm" draw:start-shape="id24" draw:start-glue-point="5" draw:end-shape="id28" draw:end-glue-point="0" svg:d="m9153 7941-3942 3330">
          <text:p/>
        </draw:connector>
        <draw:connector draw:style-name="gr5" draw:text-style-name="P8" draw:layer="layout" draw:type="line" svg:x1="8.302cm" svg:y1="5.302cm" svg:x2="10.487cm" svg:y2="6.607cm" draw:start-shape="id29" draw:start-glue-point="2" draw:end-shape="id24" draw:end-glue-point="4" svg:d="m8302 5302 2185 1305">
          <text:p/>
        </draw:connector>
        <draw:connector draw:style-name="gr5" draw:text-style-name="P8" draw:layer="layout" draw:type="line" svg:x1="12.043cm" svg:y1="5.371cm" svg:x2="12.074cm" svg:y2="6.607cm" draw:start-shape="id30" draw:start-glue-point="2" draw:end-shape="id24" draw:end-glue-point="0" svg:d="m12043 5371 31 1236">
          <text:p/>
        </draw:connector>
        <draw:custom-shape draw:style-name="gr19" draw:text-style-name="P8" xml:id="id31" draw:id="id31" draw:layer="layout" svg:width="2.921cm" svg:height="1.254cm" svg:x="10.652cm" svg:y="2.143cm">
          <text:p text:style-name="P8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12.112cm" svg:y1="3.397cm" svg:x2="8.302cm" svg:y2="4.54cm" draw:start-shape="id31" draw:start-glue-point="2" draw:end-shape="id29" draw:end-glue-point="0" svg:d="m12112 3397-3810 1143">
          <text:p/>
        </draw:connector>
        <draw:connector draw:style-name="gr5" draw:text-style-name="P8" draw:layer="layout" draw:type="line" svg:x1="12.112cm" svg:y1="3.397cm" svg:x2="12.043cm" svg:y2="4.541cm" draw:start-shape="id31" draw:start-glue-point="2" draw:end-shape="id30" draw:end-glue-point="0" svg:d="m12112 3397-69 1144">
          <text:p/>
        </draw:connector>
        <draw:connector draw:style-name="gr5" draw:text-style-name="P8" draw:layer="layout" draw:type="line" svg:x1="12.112cm" svg:y1="3.397cm" svg:x2="15.543cm" svg:y2="4.541cm" draw:start-shape="id31" draw:start-glue-point="2" draw:end-shape="id32" draw:end-glue-point="0" svg:d="m12112 3397 3431 1144">
          <text:p/>
        </draw:connector>
        <draw:line draw:style-name="gr20" draw:text-style-name="P8" draw:layer="layout" svg:x1="4.429cm" svg:y1="2.397cm" svg:x2="10.652cm" svg:y2="2.397cm">
          <text:p/>
        </draw:line>
        <draw:path draw:style-name="gr21" draw:text-style-name="P8" draw:layer="layout" svg:width="7.524cm" svg:height="10.608cm" svg:x="-0.043cm" svg:y="9.695cm" svg:viewBox="0 0 7525 10609" svg:d="m5629 77c-466-1-932-4-1396 0-393 4-783 63-1176 36-456-31-805 221-1103 463-386 313-773 617-1139 960-340 317-146 709-220 1066-84 400-352 734-441 1138-86 387-124 780-147 1173-24 402 28 807 0 1209-28 390 32 772 147 1138 126 402 211 831 477 1174 325 419 689 816 956 1280 203 353 431 879 992 853 464-21 942 105 1396 0 441-101 766-462 1176-640 386-168 800-357 992-746 209-425-134-805-147-1210-14-405-68-805-73-1208-5-367 0-737 0-1103 0-634 883-495 882-1137-1-417 53-835 0-1246-47-361-259-677 220-1066 325-264 578-648 478-1102-102-460-523-785-955-925-349-114-728-256-1103-142l-367 107h-37z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a Vidal</meta:initial-creator>
    <meta:creation-date>2012-03-21T09:16:24</meta:creation-date>
    <dc:date>2012-03-21T16:29:08</dc:date>
    <dc:creator>Erica Vidal</dc:creator>
    <meta:editing-duration>PT1H41M52S</meta:editing-duration>
    <meta:editing-cycles>8</meta:editing-cycles>
    <meta:generator>LibreOffice/3.4$Unix LibreOffice_project/340m1$Build-402</meta:generator>
    <meta:document-statistic meta:object-count="69"/>
  </office:meta>
</office:document-meta>
</file>